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weight="bold" officeooo:rsid="00084178" officeooo:paragraph-rsid="00084178" style:font-weight-asian="bold" style:font-weight-complex="bold"/>
    </style:style>
    <style:style style:name="P2" style:family="paragraph" style:parent-style-name="Text_20_body">
      <style:text-properties officeooo:paragraph-rsid="000b68a7"/>
    </style:style>
    <style:style style:name="P3" style:family="paragraph" style:parent-style-name="Text_20_body" style:list-style-name="L1">
      <style:text-properties officeooo:paragraph-rsid="000b68a7"/>
    </style:style>
    <style:style style:name="P4" style:family="paragraph" style:parent-style-name="Text_20_body" style:list-style-name="L2">
      <style:text-properties officeooo:paragraph-rsid="000b68a7"/>
    </style:style>
    <style:style style:name="T1" style:family="text">
      <style:text-properties officeooo:rsid="0008171a"/>
    </style:style>
    <style:style style:name="T2" style:family="text">
      <style:text-properties fo:font-weight="bold" style:font-weight-asian="bold" style:font-weight-complex="bold"/>
    </style:style>
    <style:style style:name="T3" style:family="text">
      <style:text-properties fo:font-weight="bold" officeooo:rsid="0008171a" style:font-weight-asian="bold" style:font-weight-complex="bold"/>
    </style:style>
    <style:style style:name="T4" style:family="text">
      <style:text-properties officeooo:rsid="00084178"/>
    </style:style>
    <style:style style:name="T5" style:family="text">
      <style:text-properties officeooo:rsid="000b0d45"/>
    </style:style>
    <style:style style:name="T6" style:family="text">
      <style:text-properties officeooo:rsid="000b68a7"/>
    </style:style>
    <style:style style:name="T7" style:family="text">
      <style:text-properties officeooo:rsid="000ece85"/>
    </style:style>
    <style:style style:name="T8" style:family="text">
      <style:text-properties officeooo:rsid="001059f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CIONES <text:span text:style-name="T5">TRICKY</text:span></text:p>
      <text:p text:style-name="Text_20_body"/>
      <text:p text:style-name="Text_20_body">Complete las implementaciones de <text:span text:style-name="T1">PLAYER</text:span>, <text:span text:style-name="T1">ACTIONS</text:span>, <text:span text:style-name="T1">RESULT</text:span>, <text:span text:style-name="T1">WINNER</text:span>, <text:span text:style-name="T1">TERMINAL</text:span>, <text:span text:style-name="T1">UTILITY</text:span> y <text:span text:style-name="T1">MINIMAX</text:span>.</text:p>
      <text:list xml:id="list4111629512" text:style-name="L1">
        <text:list-item>
          <text:p text:style-name="P3">La función <text:span text:style-name="T1">PLAYER</text:span> debe tomar un estado del tablero como entrada y devolver el turno del jugador (ya sea X u O). </text:p>
          <text:list>
            <text:list-item>
              <text:p text:style-name="P3">En el estado inicial del juego, X hace el primer movimiento. Posteriormente, el jugador alterna con cada movimiento adicional.</text:p>
            </text:list-item>
          </text:list>
        </text:list-item>
        <text:list-item>
          <text:p text:style-name="P3">La función <text:span text:style-name="T1">ACTIONS</text:span> debe devolver un conjunto de todas las acciones posibles que se pueden realizar en un tablero determinado.</text:p>
          <text:list>
            <text:list-item>
              <text:p text:style-name="P3">Cada acción debe representarse como una tupla (i, j) donde i corresponde a la fila del movimiento (0, 1 o 2) y j corresponde a qué <text:span text:style-name="T5">columna</text:span> corresponde <text:span text:style-name="T5">el</text:span> movimiento (también 0, 1, o 2).</text:p>
            </text:list-item>
            <text:list-item>
              <text:p text:style-name="P3">Los movimientos posibles son cualquier celda del tablero que no tenga una X o una O en ellas.</text:p>
            </text:list-item>
          </text:list>
        </text:list-item>
      </text:list>
      <text:p text:style-name="P2"><text:s/></text:p>
      <text:list xml:id="list800087246" text:style-name="L2">
        <text:list-item>
          <text:p text:style-name="P4">La función <text:span text:style-name="T1">RESULTS</text:span> toma un tablero y una acción como entrada, y debe devolver un nuevo estado del tablero, sin modificar el tablero original.</text:p>
          <text:list>
            <text:list-item>
              <text:p text:style-name="P4">Si la acción no es una acción válida para <text:span text:style-name="T4">el tablero</text:span>, su programa debe generar una excepción.</text:p>
            </text:list-item>
            <text:list-item>
              <text:p text:style-name="P4">El estado del tablero devuelto debe ser el tablero que resultaría de tomar el tablero de entrada original y dejar que el jugador cuyo turno es, haga su movimiento en la celda indicada por la acción de entrada.</text:p>
            </text:list-item>
            <text:list-item>
              <text:p text:style-name="P4">Es importante destacar que <text:span text:style-name="T1">el tablero</text:span> original no debe modificarse: dado que Minimax finalmente requerirá considerar muchos estados diferentes de<text:span text:style-name="T1">l tablero</text:span> durante su cálculo. Esto significa que simplemente actualizar una celda en el tablero no es una implementación correcta de la función de resultado. Es probable que desee hacer un <text:span text:style-name="T3">deep copy</text:span><text:span text:style-name="T2"> </text:span>del tablero primero antes de realizar cambios.</text:p>
            </text:list-item>
          </text:list>
        </text:list-item>
      </text:list>
      <text:p text:style-name="Text_20_body"/>
      <text:list xml:id="list103522010983743" text:continue-numbering="true" text:style-name="L2">
        <text:list-item>
          <text:p text:style-name="P4">La función <text:span text:style-name="T1">WINNER</text:span> debe <text:span text:style-name="T1">tomar</text:span> un tablero como entrada y devolver el ganador del tablero, si lo hay.</text:p>
          <text:list>
            <text:list-item>
              <text:p text:style-name="P4">Si el jugador X ganó el juego, su función debería devolver X. Si el jugador O ganó el juego, su función debería devolver O.</text:p>
            </text:list-item>
            <text:list-item>
              <text:p text:style-name="P4">Uno puede ganar el juego con tres de sus <text:span text:style-name="T7">símbolos seguidos</text:span> en forma horizontal, vertical o diagonal.</text:p>
            </text:list-item>
            <text:list-item>
              <text:p text:style-name="P4"><text:soft-page-break/>Puede asumir que habrá como máximo un ganador (es decir, ningún tablero tendrá ambos jugadores con tres en raya, ya que sería un estado de tablero no válido).</text:p>
            </text:list-item>
            <text:list-item>
              <text:p text:style-name="P4">Si no hay un ganador del juego (ya sea porque el juego está en curso o porque terminó en empate), la función debe devolver <text:span text:style-name="T6">None</text:span>.</text:p>
              <text:p text:style-name="P4"/>
            </text:list-item>
          </text:list>
        </text:list-item>
        <text:list-item>
          <text:p text:style-name="P4">La función <text:span text:style-name="T1">TERMINAL</text:span> debe aceptar un tablero como entrada y devolver un valor booleano que indique si el juego ha terminado.</text:p>
          <text:list>
            <text:list-item>
              <text:p text:style-name="P4">Si el juego ha terminado, ya sea porque alguien ganó el juego o porque todas las celdas se llenaron sin que nadie ganara, la función debería devolver True.</text:p>
            </text:list-item>
            <text:list-item>
              <text:p text:style-name="P4">De lo contrario, la función debería devolver False si el juego todavía está en progreso.</text:p>
              <text:p text:style-name="P4"/>
            </text:list-item>
          </text:list>
        </text:list-item>
        <text:list-item>
          <text:p text:style-name="P4">La función <text:span text:style-name="T1">UTILITY</text:span> debe aceptar un <text:span text:style-name="T1">tablero terminal</text:span> como entrada y <text:span text:style-name="T1">retorna </text:span>la utilidad de <text:span text:style-name="T1">tablero</text:span>.</text:p>
          <text:list>
            <text:list-item>
              <text:p text:style-name="P4">Si X ha ganado el juego, la utilidad es 1. Si O ha ganado el juego, la utilidad es -1. Si el juego ha terminado en empate, la utilidad es 0.</text:p>
            </text:list-item>
            <text:list-item>
              <text:p text:style-name="P4">Puede suponer que la utilidad solo se llamará en un <text:span text:style-name="T7">tablero</text:span> si <text:span text:style-name="T1">TERMINAL</text:span>(<text:span text:style-name="T1">board</text:span>) es <text:span text:style-name="T1">True</text:span>.</text:p>
              <text:p text:style-name="P4"/>
            </text:list-item>
          </text:list>
        </text:list-item>
        <text:list-item>
          <text:p text:style-name="P4">La función <text:span text:style-name="T1">MINIMAX</text:span> debe tomar un tablero como entrada y devolver el movimiento óptimo para que el jugador se mueva en ese tablero.</text:p>
          <text:list>
            <text:list-item>
              <text:p text:style-name="P4">El movimiento devuelto debe ser la acción óptima (i, j) que es una de las acciones permitidas en el tablero. Si múltiples movimientos son igualmente óptimos, cualquiera de esos movimientos es aceptable.</text:p>
            </text:list-item>
            <text:list-item>
              <text:p text:style-name="P4">Si <text:span text:style-name="T1">el tablero</text:span> es una <text:span text:style-name="T1">un tablero terminal</text:span>, la función <text:span text:style-name="T1">MINIMAX</text:span> debería devolver <text:span text:style-name="T7">None</text:span>.</text:p>
            </text:list-item>
          </text:list>
        </text:list-item>
      </text:list>
      <text:p text:style-name="Text_20_body">Para todas las funciones que <text:span text:style-name="T1">reciban</text:span> un tablero como entrada, puede suponer que es un tablero válido (es decir, que es una lista que contiene tres filas, cada una con tres valores de X, O o <text:span text:style-name="T1">EMPTY</text:span>). No debe modificar las declaraciones de funciones (el orden o el número de argumentos de cada función) proporcionadas.</text:p>
      <text:p text:style-name="Text_20_body">Una vez que todas las funciones se implementen correctamente, debería poder ejecutar python<text:span text:style-name="T1">3</text:span> runner.py y jugar contra su IA. Y, dado que <text:span text:style-name="T1">Tricky es un juego que jugado de manera óptima por ambos jugadores produce un empate</text:span>, nunca debería poder vencer a la IA (aunque si no juega también de manera óptima, puede que <text:span text:style-name="T8">l</text:span>e ga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20:45:41.763206735</meta:creation-date>
    <dc:date>2023-03-01T10:35:20.405779740</dc:date>
    <meta:editing-duration>PT19M23S</meta:editing-duration>
    <meta:editing-cycles>7</meta:editing-cycles>
    <meta:generator>LibreOffice/7.3.7.2$Linux_X86_64 LibreOffice_project/30$Build-2</meta:generator>
    <meta:document-statistic meta:table-count="0" meta:image-count="0" meta:object-count="0" meta:page-count="2" meta:paragraph-count="31" meta:word-count="710" meta:character-count="3965" meta:non-whitespace-character-count="3306"/>
  </office:meta>
</office:document-meta>
</file>